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def2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def2.createLoader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askdef2.setReverseLoader( boolean revers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def2.addDefinition( ClassLoader al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skdef2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def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def2.addDefinition( String name ,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def2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def2.execu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Taskdef2.setLoader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def2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def2.setClassname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def2.setResource( String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def2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